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je pierwsze zetknięcie ze słynnym uniwersum Nasuverse (od imienia autora, Kinoko Nasu) było dość bolesne. Anime „Fate/Stay Night” okazało się niezbyt ładnym zlepkiem trzech ścieżek z gry visual novel o tym samym tytule, gdzie widza zalewał ogrom informacji, z którą nie wiedział co począć, a głównemu bohaterowi życzyło się, by w końcu coś go zabiło. Zachęcony przez znajomych, choć z pewnymi oporami, sięgnąłem po prequel powyższego dzieła – i wsiąknąłem na amen.</text:p>
      <text:p text:style-name="P1"/>
      <text:p text:style-name="P1">Pierwsza odsłona cyklu miała, przynajmniej w założeniach, dość prostą fabułę. W XXI wieku w japońskim mieście, które nie tak dawno spopielił ogromny pożar, rozpoczyna się Wojna o Graala – magiczny rytuał, w którym kilku magów rywalizuje o starożytny artefakt o niewyobrażalnej potędze. Każdy z nich przyzywa sobie do pomocy Sługę, legendarnego bohatera, wspierającego ich w walce. Ostatni mag ze sługą wygrywa. Tyle w skrócie. Fate/Zero opowiada historię poprzedniej Wojny o Graala, poprzedzającej tę pokazaną w Fate/Stay Night. Całe szczęście robi to o wiele, wiele lepiej. W końcu nie można się spodziewać niczego innego gdy spojrzy się na listę twórców – Urobuchi, twórca „Psycho-Pass” czy „Madoka Magica”, studio Ufotable, które zrobiło „Kara no Kyoukai”, Yuki Kajiura odpowiedzialna za muzykę… Taka lista zwiastuje prawdziwą ucztę dla ducha, oczu i uszu. </text:p>
      <text:p text:style-name="P1"/>
      <text:p text:style-name="P1">Jedną z rzeczy, które mnie drażniły w oryginale, byli magowie biorący udział w konflikcie. Większość z nich była w wieku szkolnym, przez co trudno było mi ich brać poważnie. W recenzowanej pozycji ten problem nie występuje, a każdy ze śmiałków dążących do zdobycia Graala zasługuje na osobny serial. Kogo tu nie mamy! Księdza z poważnym kryzysem wiary i wartości, zawodowego mordercę magów uznającego, że cel uświęca środki, seryjnego mordercę, który do wojny dołącza przez przypadek… Część z nich się zna i ze sobą rywalizuje, stare niesnaski nakładają się na dążenia do zwycięstwa, a wątpliwa moralność i bojowe doświadczenia części uczestników sprawiają, że całość szybko staje się dość brutalna. Co ciekawe, animozje między postaciami nie zawsze wynikają po prostu z konfliktu interesów – zadziwiająco często podłoże jest oparte o filozofie życiowe poszczególnych postaci. Szczególnie widać to na przykładzie trójki Sług-królów: Artura, Aleksandra Wielkiego oraz Gilgamesza (legendarny monarcha ze starożytnego Uruk).</text:p>
      <text:p text:style-name="P1"/>
      <text:p text:style-name="P1">Na osobną wzmiankę zasługują przyzwani przez magów Słudzy – w tym szlachetnym gronie mamy chociażby samego Aleksandra Wielkiego, który zdobył sobie (zasłużenie!) fanowski przydomek „Broskander” (od połączenia słowa „brother” i perskiej wersji imienia, Iskander), króla Artura czy irlandzkiego bohatera z legend, Diarmuida – słynnego włócznika z przeklętym znamieniem, przez które każda niewiasta od razu się w nim zakochuje. Biorąc pod uwagę fakt, że tego ostatniego przyzywa mag walczący w towarzystwie swojej narzeczonej można się spodziewać sporych kłopotów.</text:p>
      <text:p text:style-name="P1"/>
      <text:p text:style-name="P1">Ogólnie rzecz ujmując, bohaterowie są jedną z największych zalet tego serialu. Każdy widz może sobie bez problemu wybrać ulubione postacie i im kibicować… choć, biorąc pod uwagę jak brutalnym widowiskiem jest Wojna o Graala, szanse na to, że ich faworyci dożyją do końca, są niewielkie. Tak, Fate/Zero to brutalny serial, w którym trup ściele się gęsto, mamy do czynienia z niemiłymi dla oka scenami śmierci (głównie dzięki wymienionemu seryjnemu mordercy, który jest zachwycony nowymi sposobami na rozpruwanie ludzi, szczególnie dzieci), a każda z postaci prędzej czy później zostaje wystawiona na fizyczne i/lub psychiczne tortury. Ostrzegam też przed oglądaniem serialu przez ludzi, którzy boją się owadów – jeden z uczestników konfliktu używa magii opartej o te (nie)sympatyczne <text:soft-page-break/>zwierzątka, a jego rodzina robi z nimi rzeczy, które normalnie śnią się tylko w najgorszych koszmarach.</text:p>
      <text:p text:style-name="P1"/>
      <text:p text:style-name="P1">Oczywiście, zabijanie się nawzajem nie jest jedyną rzeczą, jaką zajmują się nasi bohaterowie. Od czasu do czasu mamy lżejsze sceny, jak na przykład dostosowywanie się Sług, bądź co bądź urodzonych w starożytności lub średniowieczu, do współczesności. Bryluje tu przede wszystkim Aleksander, który jest zainteresowany wszystkim – od nowoczesnego uzbrojenia po gry wideo.</text:p>
      <text:p text:style-name="P1"/>
      <text:p text:style-name="P1">Oprawa wizualna jest po prostu obłędna. Szczególnie widać to przy efektownych i efektywnych scenach walki, które są wspaniale zaplanowane i wyreżyserowane. Połączenie nowoczesnego świata ze starożytnymi sztukami walki w wykonaniu Sług oraz potężną magią pozwoliło twórcom na to, by zaszaleć. Nieważne, czy walka na ekranie jest toczona przy użyciu mieczy i włóczni, karabinów i magii, czy może dwóch myśliwców (z których jeden jest opętany, to po prostu trzeba zobaczyć), ogląda się to z wyraźną przyjemnością. Nie można narzekać ani na jakość tego co widzimy, ani na brak urozmaicenia. Każda z postaci wyróżnia się wyglądem, niemożliwe jest ich pomylenie ze sobą (co nie zawsze jest oczywiste w anime).</text:p>
      <text:p text:style-name="P1"/>
      <text:p text:style-name="P1">Równie dobrze prezentuje się oprawa dźwiękowa. Yuki Kajiura dała z siebie wszystko, tworząc cudowną ścieżkę muzyczną, która idealnie dopełnia sceny walki. Po dziś dzień bardzo miło mi się też słucha utworów z openingu. Aktorzy głosowi także stanęli na wysokości zadania i są dobrze dobrani. Najbardziej do gustu przypadli mi szczególnie odtwórcy ról Aleksandra Wielkiego i Diarmuida, których głosy świetnie oddają emocje.</text:p>
      <text:p text:style-name="P1"/>
      <text:p text:style-name="P1">Czy znalazłem w tym serialu jakieś wady? Z radością mogę przyznać, że nie. Od początku do końca to anime przykuło mnie do fotela, zapuściło korzenie w mojej duszy i przytrzymało jeszcze długo. Od czasu do czasu słucham sobie muzyki od Yuki lub oglądam ulubione sceny. Co więcej, Fate/Zero zdołało zrobić to, co nie udało się Fate/Stay Night – zainteresować mnie uniwersum, w którym te historie są osadzone. Serial ten stanowi świetne wprowadzenie w ten świat, w którym funkcjonuje jeszcze kilka innych anime, filmów oraz gier. Polecam każdemu, nawet jeśli nie lubi japońskiej twórczości.</text:p>
      <text:p text:style-name="P1"/>
      <text:p text:style-name="P1"/>
      <text:p text:style-name="P1"><text:a xlink:type="simple" xlink:href="https://animecrushes.files.wordpress.com/2014/01/fatezero2_logo.png?w=1200&amp;h=720&amp;crop=1" text:style-name="ListLabel_20_1" text:visited-style-name="ListLabel_20_1"><text:span text:style-name="T1">https://animecrushes.files.wordpress.com/2014/01/fatezero2_logo.png?w=1200&amp;h=720&amp;crop=1</text:span></text:a> – logo</text:p>
      <text:p text:style-name="P1"/>
      <text:p text:style-name="P1"><text:a xlink:type="simple" xlink:href="https://i.ytimg.com/vi/6pIYCwun6tA/maxresdefault.jpg" text:style-name="ListLabel_20_1" text:visited-style-name="ListLabel_20_1"><text:span text:style-name="T1">https://i.ytimg.com/vi/6pIYCwun6tA/maxresdefault.jpg</text:span></text:a></text:p>
      <text:p text:style-name="P1"/>
      <text:p text:style-name="P1"><text:a xlink:type="simple" xlink:href="https://the-artifice.com/wp-content/uploads/2015/10/fate-zero-11-10.jpg" text:style-name="ListLabel_20_1" text:visited-style-name="ListLabel_20_1"><text:span text:style-name="T1">https://the-artifice.com/wp-content/uploads/2015/10/fate-zero-11-10.jpg</text:span></text:a> 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 LibreOffice_project/057fc023c990d676a43019934386b85b21a9ee99</meta:generator>
    <dc:date>2019-09-18T20:36:57.517000000</dc:date>
    <meta:editing-duration>PT13M54S</meta:editing-duration>
    <meta:editing-cycles>1</meta:editing-cycles>
    <meta:document-statistic meta:table-count="0" meta:image-count="0" meta:object-count="0" meta:page-count="2" meta:paragraph-count="12" meta:word-count="866" meta:character-count="6092" meta:non-whitespace-character-count="5226"/>
  </office:meta>
</office:document-meta>
</file>